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18.604cm"/>
    </style:style>
    <style:style style:name="gr8" style:family="graphic" style:parent-style-name="objectwithoutfill">
      <style:graphic-properties draw:fill="none" draw:fill-color="#ffffff" draw:textarea-vertical-align="middle"/>
    </style:style>
    <style:style style:name="gr9" style:family="graphic" style:parent-style-name="objectwithoutfill">
      <style:graphic-properties svg:stroke-width="0.1cm" draw:marker-start-width="0.35cm" draw:marker-end-width="0.35cm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33cm"/>
    </style:style>
    <style:style style:name="gr11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solid" draw:fill-color="#ffd320" draw:textarea-horizontal-align="justify" draw:textarea-vertical-align="middle" draw:auto-grow-height="false" fo:min-height="10.037cm" fo:min-width="2.776cm"/>
    </style:style>
    <style:style style:name="gr15" style:family="graphic" style:parent-style-name="standard">
      <style:graphic-properties draw:stroke="none" svg:stroke-color="#000000" draw:fill="solid" draw:fill-color="#ffffcc" draw:textarea-horizontal-align="justify" draw:textarea-vertical-align="middle" draw:auto-grow-height="false" fo:min-height="10.037cm" fo:min-width="2.775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69cm" fo:min-width="0.319cm"/>
    </style:style>
    <style:style style:name="gr17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0.569cm" fo:min-width="0.319cm"/>
    </style:style>
    <style:style style:name="gr18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.569cm" fo:min-width="0.319cm"/>
    </style:style>
    <style:style style:name="gr19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.569cm" fo:min-width="0.319cm"/>
    </style:style>
    <style:style style:name="gr20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0.569cm" fo:min-width="0.319cm"/>
    </style:style>
    <style:style style:name="gr21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.569cm" fo:min-width="0.319cm"/>
    </style:style>
    <style:style style:name="gr22" style:family="graphic" style:parent-style-name="standard">
      <style:graphic-properties draw:stroke="none" draw:fill-color="#6666ff" draw:textarea-horizontal-align="justify" draw:textarea-vertical-align="middle" draw:auto-grow-height="false" fo:min-height="1.063cm" fo:min-width="1.0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9999"/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  <style:text-properties style:font-name="DejaVu Sans Mono1"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ffffcc"/>
      <style:paragraph-properties fo:text-align="center"/>
    </style:style>
    <style:style style:name="P11" style:family="paragraph">
      <loext:graphic-properties draw:fill-color="#6666ff"/>
      <style:paragraph-properties fo:text-align="center"/>
    </style:style>
    <style:style style:name="P12" style:family="paragraph">
      <loext:graphic-properties draw:fill="none" draw:fill-color="#ffffff"/>
      <style:text-properties fo:font-size="80pt" fo:font-weight="bold" style:font-size-asian="80pt" style:font-weight-asian="bold" style:font-size-complex="8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2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5cm" svg:y="9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8.00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999cm" svg:y="9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4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7cm" svg:y="9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0.00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22.999cm" svg:y="9.99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g>
            <draw:g>
              <draw:custom-shape draw:style-name="gr1" draw:text-style-name="P1" draw:layer="layout" svg:width="0.819cm" svg:height="0.819cm" svg:x="2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.819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3.638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4.456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5.275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6.094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6.913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7.731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8.55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9.369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0.188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1.006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1.825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2.644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3.463cm" svg:y="12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4.281cm" svg:y="12.18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" draw:text-style-name="P1" draw:layer="layout" svg:width="0.819cm" svg:height="0.819cm" svg:x="15.098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5.917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6.736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7.554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8.373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19.192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0.011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0.829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1.648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2.467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3.286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4.104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4.923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5.742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6.561cm" svg:y="12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" draw:text-style-name="P1" draw:layer="layout" svg:width="0.819cm" svg:height="0.819cm" svg:x="27.379cm" svg:y="12.18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2" draw:text-style-name="P1" draw:layer="layout" svg:width="0.819cm" svg:height="0.819cm" svg:x="1.998cm" svg:y="13.179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.817cm" svg:y="13.179cm">
                <text:p text:style-name="P2">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3.636cm" svg:y="13.179cm">
                <text:p text:style-name="P2">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4.454cm" svg:y="13.179cm">
                <text:p text:style-name="P2">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5.273cm" svg:y="13.179cm">
                <text:p text:style-name="P2">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6.092cm" svg:y="13.179cm">
                <text:p text:style-name="P2">6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6.911cm" svg:y="13.179cm">
                <text:p text:style-name="P2">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7.729cm" svg:y="13.179cm">
                <text:p text:style-name="P2">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8.548cm" svg:y="13.179cm">
                <text:p text:style-name="P2">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9.367cm" svg:y="13.179cm">
                <text:p text:style-name="P2">1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0.186cm" svg:y="13.179cm">
                <text:p text:style-name="P2">1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1.004cm" svg:y="13.179cm">
                <text:p text:style-name="P2">1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1.823cm" svg:y="13.179cm">
                <text:p text:style-name="P2">1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2.642cm" svg:y="13.179cm">
                <text:p text:style-name="P2">1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3.461cm" svg:y="13.179cm">
                <text:p text:style-name="P2">1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4.279cm" svg:y="13.179cm">
                <text:p text:style-name="P2">16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0.819cm" svg:height="0.819cm" svg:x="15.096cm" svg:y="13.178cm">
                <text:p text:style-name="P2">1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5.915cm" svg:y="13.178cm">
                <text:p text:style-name="P2">1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6.734cm" svg:y="13.178cm">
                <text:p text:style-name="P2">1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7.552cm" svg:y="13.178cm">
                <text:p text:style-name="P2">2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8.371cm" svg:y="13.178cm">
                <text:p text:style-name="P2">2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9.19cm" svg:y="13.178cm">
                <text:p text:style-name="P2">2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0.009cm" svg:y="13.178cm">
                <text:p text:style-name="P2">2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0.827cm" svg:y="13.178cm">
                <text:p text:style-name="P2">2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1.646cm" svg:y="13.178cm">
                <text:p text:style-name="P2">2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2.465cm" svg:y="13.178cm">
                <text:p text:style-name="P2">26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3.284cm" svg:y="13.178cm">
                <text:p text:style-name="P2">2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4.102cm" svg:y="13.178cm">
                <text:p text:style-name="P2">2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4.921cm" svg:y="13.178cm">
                <text:p text:style-name="P2">2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5.74cm" svg:y="13.178cm">
                <text:p text:style-name="P2">3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6.559cm" svg:y="13.178cm">
                <text:p text:style-name="P2">3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7.377cm" svg:y="13.178cm">
                <text:p text:style-name="P2">32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3" draw:text-style-name="P3" draw:layer="layout" svg:width="0.819cm" svg:height="0.819cm" svg:x="1.998cm" svg:y="11.179cm">
                <text:p text:style-name="P2">s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2.817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3.636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4.454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819cm" svg:height="0.819cm" svg:x="5.273cm" svg:y="11.179cm">
                <text:p text:style-name="P2">e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6.092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6.911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7.729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8.548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9.367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0.186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1.004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1.823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2.642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3.461cm" svg:y="11.179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4.279cm" svg:y="11.1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3" draw:layer="layout" svg:width="0.819cm" svg:height="0.819cm" svg:x="15.096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5.915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6.734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7.552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0.819cm" svg:height="0.819cm" svg:x="18.371cm" svg:y="11.178cm">
                <text:p text:style-name="P2">m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9.19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0.009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0.827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1.646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2.465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3.284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4.102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4.921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5.74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6.559cm" svg:y="11.1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7.377cm" svg:y="11.17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g>
              <draw:frame draw:style-name="gr7" draw:text-style-name="P5" draw:layer="layout" svg:width="20.7cm" svg:height="0.903cm" svg:x="4.1cm" svg:y="3.246cm">
                <draw:text-box>
                  <text:p><text:span text:style-name="T1">-127 -126 ... <text:s text:c="2"/>-3 <text:s/>-2 <text:s/>-1 <text:s/>0 <text:s/>1 <text:s/>2 <text:s/>3 <text:s/>4 <text:s/>5 <text:s/>6 <text:s/>… <text:s/>127 128</text:span></text:p>
                </draw:text-box>
              </draw:frame>
              <draw:line draw:style-name="gr8" draw:text-style-name="P6" draw:layer="layout" svg:x1="5.1cm" svg:y1="2.734cm" svg:x2="23.7cm" svg:y2="2.734cm">
                <text:p/>
              </draw:line>
              <draw:line draw:style-name="gr9" draw:text-style-name="P6" draw:layer="layout" svg:x1="5.15cm" svg:y1="2.284cm" svg:x2="5.15cm" svg:y2="3.084cm">
                <text:p/>
              </draw:line>
              <draw:line draw:style-name="gr9" draw:text-style-name="P6" draw:layer="layout" svg:x1="23.75cm" svg:y1="2.284cm" svg:x2="23.75cm" svg:y2="3.084cm">
                <text:p/>
              </draw:line>
            </draw:g>
            <draw:frame draw:style-name="gr7" draw:text-style-name="P5" draw:layer="layout" svg:width="20.7cm" svg:height="0.903cm" svg:x="4.1cm" svg:y="8.497cm">
              <draw:text-box>
                <text:p><text:span text:style-name="T1"><text:s text:c="2"/></text:span><text:span text:style-name="T1">0 <text:s/>1 <text:s/>2 <text:s/>3 ... <text:s text:c="35"/>254 255</text:span></text:p>
              </draw:text-box>
            </draw:frame>
            <draw:line draw:style-name="gr8" draw:text-style-name="P6" draw:layer="layout" svg:x1="5.1cm" svg:y1="7.985cm" svg:x2="23.7cm" svg:y2="7.985cm">
              <text:p/>
            </draw:line>
            <draw:line draw:style-name="gr9" draw:text-style-name="P6" draw:layer="layout" svg:x1="5.15cm" svg:y1="7.535cm" svg:x2="5.15cm" svg:y2="8.335cm">
              <text:p/>
            </draw:line>
            <draw:line draw:style-name="gr9" draw:text-style-name="P6" draw:layer="layout" svg:x1="23.75cm" svg:y1="7.535cm" svg:x2="23.75cm" svg:y2="8.335cm">
              <text:p/>
            </draw:line>
            <draw:frame draw:style-name="gr10" draw:text-style-name="P7" draw:layer="layout" svg:width="2.83cm" svg:height="1.276cm" svg:x="12.67cm" svg:y="5.234cm">
              <draw:text-box>
                <text:p><text:span text:style-name="T2">+ 127</text:span></text:p>
              </draw:text-box>
            </draw:frame>
            <draw:custom-shape draw:style-name="gr11" draw:text-style-name="P8" draw:layer="layout" svg:width="1.7cm" svg:height="1.8cm" svg:x="15.7cm" svg:y="5.034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style-name="gr12" draw:text-style-name="P6" draw:layer="layout" svg:width="21cm" svg:height="9.1cm" svg:x="4.1cm" svg:y="1.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13" draw:text-style-name="P1" draw:layer="layout" svg:width="0.819cm" svg:height="0.819cm" svg:x="1.999cm" svg:y="16.38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.818cm" svg:y="16.38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3.637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4.455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5.274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6.093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6.912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7.73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8.549cm" svg:y="16.38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9.368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0.187cm" svg:y="16.38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1.005cm" svg:y="16.38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1.824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2.643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3.462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4.28cm" svg:y="16.38cm">
                <text:p text:style-name="P2">0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3" draw:text-style-name="P1" draw:layer="layout" svg:width="0.819cm" svg:height="0.819cm" svg:x="15.097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5.916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6.735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7.553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8.372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19.191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0.01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0.828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1.647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2.466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3.285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4.103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4.922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5.741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6.56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0.819cm" svg:height="0.819cm" svg:x="27.378cm" svg:y="16.379cm">
                <text:p text:style-name="P2">0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2" draw:text-style-name="P1" draw:layer="layout" svg:width="0.819cm" svg:height="0.819cm" svg:x="1.997cm" svg:y="17.378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.816cm" svg:y="17.378cm">
                <text:p text:style-name="P2">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3.635cm" svg:y="17.378cm">
                <text:p text:style-name="P2">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4.453cm" svg:y="17.378cm">
                <text:p text:style-name="P2">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5.272cm" svg:y="17.378cm">
                <text:p text:style-name="P2">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6.091cm" svg:y="17.378cm">
                <text:p text:style-name="P2">6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6.91cm" svg:y="17.378cm">
                <text:p text:style-name="P2">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7.728cm" svg:y="17.378cm">
                <text:p text:style-name="P2">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8.547cm" svg:y="17.378cm">
                <text:p text:style-name="P2">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9.366cm" svg:y="17.378cm">
                <text:p text:style-name="P2">1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0.185cm" svg:y="17.378cm">
                <text:p text:style-name="P2">1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1.003cm" svg:y="17.378cm">
                <text:p text:style-name="P2">1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1.822cm" svg:y="17.378cm">
                <text:p text:style-name="P2">1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2.641cm" svg:y="17.378cm">
                <text:p text:style-name="P2">1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3.46cm" svg:y="17.378cm">
                <text:p text:style-name="P2">1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4.278cm" svg:y="17.378cm">
                <text:p text:style-name="P2">16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0.819cm" svg:height="0.819cm" svg:x="15.095cm" svg:y="17.377cm">
                <text:p text:style-name="P2">1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5.914cm" svg:y="17.377cm">
                <text:p text:style-name="P2">1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6.733cm" svg:y="17.377cm">
                <text:p text:style-name="P2">1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7.551cm" svg:y="17.377cm">
                <text:p text:style-name="P2">2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8.37cm" svg:y="17.377cm">
                <text:p text:style-name="P2">2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19.189cm" svg:y="17.377cm">
                <text:p text:style-name="P2">22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0.008cm" svg:y="17.377cm">
                <text:p text:style-name="P2">23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0.826cm" svg:y="17.377cm">
                <text:p text:style-name="P2">24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1.645cm" svg:y="17.377cm">
                <text:p text:style-name="P2">25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2.464cm" svg:y="17.377cm">
                <text:p text:style-name="P2">26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3.283cm" svg:y="17.377cm">
                <text:p text:style-name="P2">27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4.101cm" svg:y="17.377cm">
                <text:p text:style-name="P2">28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4.92cm" svg:y="17.377cm">
                <text:p text:style-name="P2">29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5.739cm" svg:y="17.377cm">
                <text:p text:style-name="P2">30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6.558cm" svg:y="17.377cm">
                <text:p text:style-name="P2">31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819cm" svg:height="0.819cm" svg:x="27.376cm" svg:y="17.377cm">
                <text:p text:style-name="P2">32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3" draw:text-style-name="P3" draw:layer="layout" svg:width="0.819cm" svg:height="0.819cm" svg:x="1.997cm" svg:y="15.378cm">
                <text:p text:style-name="P2">s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2.816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3.635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4.453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5" draw:text-style-name="P4" draw:layer="layout" svg:width="0.819cm" svg:height="0.819cm" svg:x="5.272cm" svg:y="15.378cm">
                <text:p text:style-name="P2">e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6.091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6.91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7.728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4" draw:layer="layout" svg:width="0.819cm" svg:height="0.819cm" svg:x="8.547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9.366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0.185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1.003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1.822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2.641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3.46cm" svg:y="15.378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4.278cm" svg:y="15.37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3" draw:layer="layout" svg:width="0.819cm" svg:height="0.819cm" svg:x="15.095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5.914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6.733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7.551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3" draw:text-style-name="P3" draw:layer="layout" svg:width="0.819cm" svg:height="0.819cm" svg:x="18.37cm" svg:y="15.377cm">
                <text:p text:style-name="P2">m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19.189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0.008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0.826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1.645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2.464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3.283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4.101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4.92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5.739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6.558cm" svg:y="15.377cm">
                <text:p/>
                <draw:enhanced-geometry svg:viewBox="0 0 21600 21600" draw:type="rectangle" draw:enhanced-path="M 0 0 L 21600 0 21600 21600 0 21600 0 0 Z N"/>
              </draw:custom-shape>
              <draw:custom-shape draw:style-name="gr6" draw:text-style-name="P3" draw:layer="layout" svg:width="0.819cm" svg:height="0.819cm" svg:x="27.376cm" svg:y="15.377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</draw:page>
      <draw:page draw:name="page3" draw:style-name="dp1" draw:master-page-name="Default">
        <draw:g>
          <draw:custom-shape draw:style-name="gr14" draw:text-style-name="P9" draw:layer="layout" svg:width="3.276cm" svg:height="10.287cm" svg:x="1.371cm" svg:y="5.43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3.275cm" svg:height="10.287cm" svg:x="4.647cm" svg:y="5.4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3.276cm" svg:height="10.287cm" svg:x="7.921cm" svg:y="5.43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3.275cm" svg:height="10.287cm" svg:x="11.197cm" svg:y="5.4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3.276cm" svg:height="10.287cm" svg:x="14.472cm" svg:y="5.43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3.275cm" svg:height="10.287cm" svg:x="17.748cm" svg:y="5.43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3.276cm" svg:height="10.287cm" svg:x="21.022cm" svg:y="5.43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0" draw:layer="layout" svg:width="3.275cm" svg:height="10.287cm" svg:x="24.3cm" svg:y="5.43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16" draw:text-style-name="P1" draw:layer="layout" svg:width="0.819cm" svg:height="0.819cm" svg:x="1.402cm" svg:y="7.183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.221cm" svg:y="7.183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3.04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3.858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4.677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5.496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6.315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7.133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7.952cm" svg:y="7.183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8.771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9.59cm" svg:y="7.183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0.408cm" svg:y="7.183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1.227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2.046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2.865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3.683cm" svg:y="7.183cm">
                <text:p text:style-name="P2">0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" draw:layer="layout" svg:width="0.819cm" svg:height="0.819cm" svg:x="14.5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5.319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6.138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6.956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7.775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8.594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19.413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0.231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1.05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1.869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2.688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3.506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4.325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5.144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5.963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1" draw:layer="layout" svg:width="0.819cm" svg:height="0.819cm" svg:x="26.781cm" svg:y="7.182cm">
                <text:p text:style-name="P2">0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7" draw:text-style-name="P1" draw:layer="layout" svg:width="0.819cm" svg:height="0.819cm" svg:x="1.4cm" svg:y="8.181cm">
                <text:p text:style-name="P2">1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.219cm" svg:y="8.181cm">
                <text:p text:style-name="P2">2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3.038cm" svg:y="8.181cm">
                <text:p text:style-name="P2">3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3.856cm" svg:y="8.181cm">
                <text:p text:style-name="P2">4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4.675cm" svg:y="8.181cm">
                <text:p text:style-name="P2">5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5.494cm" svg:y="8.181cm">
                <text:p text:style-name="P2">6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6.313cm" svg:y="8.181cm">
                <text:p text:style-name="P2">7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7.131cm" svg:y="8.181cm">
                <text:p text:style-name="P2">8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7.95cm" svg:y="8.181cm">
                <text:p text:style-name="P2">9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8.769cm" svg:y="8.181cm">
                <text:p text:style-name="P2">10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9.588cm" svg:y="8.181cm">
                <text:p text:style-name="P2">11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0.406cm" svg:y="8.181cm">
                <text:p text:style-name="P2">12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1.225cm" svg:y="8.181cm">
                <text:p text:style-name="P2">13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2.044cm" svg:y="8.181cm">
                <text:p text:style-name="P2">14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2.863cm" svg:y="8.181cm">
                <text:p text:style-name="P2">15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3.681cm" svg:y="8.181cm">
                <text:p text:style-name="P2">16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7" draw:text-style-name="P1" draw:layer="layout" svg:width="0.819cm" svg:height="0.819cm" svg:x="14.498cm" svg:y="8.18cm">
                <text:p text:style-name="P2">17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5.317cm" svg:y="8.18cm">
                <text:p text:style-name="P2">18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6.136cm" svg:y="8.18cm">
                <text:p text:style-name="P2">19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6.954cm" svg:y="8.18cm">
                <text:p text:style-name="P2">20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7.773cm" svg:y="8.18cm">
                <text:p text:style-name="P2">21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8.592cm" svg:y="8.18cm">
                <text:p text:style-name="P2">22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19.411cm" svg:y="8.18cm">
                <text:p text:style-name="P2">23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0.229cm" svg:y="8.18cm">
                <text:p text:style-name="P2">24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1.048cm" svg:y="8.18cm">
                <text:p text:style-name="P2">25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1.867cm" svg:y="8.18cm">
                <text:p text:style-name="P2">26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2.686cm" svg:y="8.18cm">
                <text:p text:style-name="P2">27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3.504cm" svg:y="8.18cm">
                <text:p text:style-name="P2">28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4.323cm" svg:y="8.18cm">
                <text:p text:style-name="P2">29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5.142cm" svg:y="8.18cm">
                <text:p text:style-name="P2">30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5.961cm" svg:y="8.18cm">
                <text:p text:style-name="P2">31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0.819cm" svg:height="0.819cm" svg:x="26.779cm" svg:y="8.18cm">
                <text:p text:style-name="P2">32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8" draw:text-style-name="P3" draw:layer="layout" svg:width="0.819cm" svg:height="0.819cm" svg:x="1.4cm" svg:y="6.181cm">
                <text:p text:style-name="P2">s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4" draw:layer="layout" svg:width="0.819cm" svg:height="0.819cm" svg:x="2.219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4" draw:layer="layout" svg:width="0.819cm" svg:height="0.819cm" svg:x="3.038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4" draw:layer="layout" svg:width="0.819cm" svg:height="0.819cm" svg:x="3.856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4" draw:layer="layout" svg:width="0.819cm" svg:height="0.819cm" svg:x="4.675cm" svg:y="6.181cm">
                <text:p text:style-name="P2">e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4" draw:layer="layout" svg:width="0.819cm" svg:height="0.819cm" svg:x="5.494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4" draw:layer="layout" svg:width="0.819cm" svg:height="0.819cm" svg:x="6.313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4" draw:layer="layout" svg:width="0.819cm" svg:height="0.819cm" svg:x="7.131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4" draw:layer="layout" svg:width="0.819cm" svg:height="0.819cm" svg:x="7.95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8.769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9.588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0.406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1.225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2.044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2.863cm" svg:y="6.18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3.681cm" svg:y="6.18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1" draw:text-style-name="P3" draw:layer="layout" svg:width="0.819cm" svg:height="0.819cm" svg:x="14.498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5.317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6.136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6.954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3" draw:layer="layout" svg:width="0.819cm" svg:height="0.819cm" svg:x="17.773cm" svg:y="6.18cm">
                <text:p text:style-name="P2">m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8.592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19.411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20.229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21.048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21.867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22.686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23.504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24.323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25.142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25.961cm" svg:y="6.18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3" draw:layer="layout" svg:width="0.819cm" svg:height="0.819cm" svg:x="26.779cm" svg:y="6.1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" draw:layer="layout" svg:width="0.819cm" svg:height="0.819cm" svg:x="1.4cm" svg:y="10.281cm">
              <text:p text:style-name="P2">1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819cm" svg:height="0.819cm" svg:x="2.219cm" svg:y="10.281cm">
              <text:p text:style-name="P2">1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819cm" svg:height="0.819cm" svg:x="3.038cm" svg:y="10.281cm">
              <text:p text:style-name="P2">0</text:p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819cm" svg:height="0.819cm" svg:x="3.856cm" svg:y="10.281cm">
              <text:p text:style-name="P2">0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1" draw:layer="layout" svg:width="3.057cm" svg:height="1.5cm" svg:x="1.499cm" svg:y="1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12" draw:layer="layout" svg:width="2.542cm" svg:height="3.405cm" svg:x="1.6cm" svg:y="12.195cm">
          <draw:text-box>
            <text:p><text:span text:style-name="T3">C</text:span></text:p>
          </draw:text-box>
        </draw:frame>
        <draw:frame draw:style-name="gr23" draw:text-style-name="P12" draw:layer="layout" svg:width="2.542cm" svg:height="3.405cm" svg:x="4.929cm" svg:y="12.196cm">
          <draw:text-box>
            <text:p><text:span text:style-name="T3">0</text:span></text:p>
          </draw:text-box>
        </draw:frame>
        <draw:frame draw:style-name="gr23" draw:text-style-name="P12" draw:layer="layout" svg:width="2.542cm" svg:height="3.405cm" svg:x="8.257cm" svg:y="12.196cm">
          <draw:text-box>
            <text:p><text:span text:style-name="T3">B</text:span></text:p>
          </draw:text-box>
        </draw:frame>
        <draw:frame draw:style-name="gr23" draw:text-style-name="P12" draw:layer="layout" svg:width="2.542cm" svg:height="3.405cm" svg:x="11.586cm" svg:y="12.196cm">
          <draw:text-box>
            <text:p><text:span text:style-name="T3">0</text:span></text:p>
          </draw:text-box>
        </draw:frame>
        <draw:frame draw:style-name="gr23" draw:text-style-name="P12" draw:layer="layout" svg:width="2.542cm" svg:height="3.405cm" svg:x="14.914cm" svg:y="12.196cm">
          <draw:text-box>
            <text:p><text:span text:style-name="T3">0</text:span></text:p>
          </draw:text-box>
        </draw:frame>
        <draw:frame draw:style-name="gr23" draw:text-style-name="P12" draw:layer="layout" svg:width="2.542cm" svg:height="3.405cm" svg:x="18.243cm" svg:y="12.196cm">
          <draw:text-box>
            <text:p><text:span text:style-name="T3">0</text:span></text:p>
          </draw:text-box>
        </draw:frame>
        <draw:frame draw:style-name="gr23" draw:text-style-name="P12" draw:layer="layout" svg:width="2.542cm" svg:height="3.405cm" svg:x="21.571cm" svg:y="12.197cm">
          <draw:text-box>
            <text:p><text:span text:style-name="T3">0</text:span></text:p>
          </draw:text-box>
        </draw:frame>
        <draw:frame draw:style-name="gr23" draw:text-style-name="P13" draw:layer="layout" svg:width="2.542cm" svg:height="3.405cm" svg:x="24.9cm" svg:y="12.197cm">
          <draw:text-box>
            <text:p text:style-name="P2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8T09:40:33</meta:creation-date>
    <dc:date>2016-03-25T14:05:28.728031491</dc:date>
    <meta:editing-duration>PT4M6S</meta:editing-duration>
    <meta:editing-cycles>3</meta:editing-cycles>
    <meta:generator>LibreOffice/5.0.4.2$Linux_X86_64 LibreOffice_project/2b9802c1994aa0b7dc6079e128979269cf95bc78</meta:generator>
    <dc:creator>Eduardo Grosclaude</dc:creator>
    <meta:document-statistic meta:object-count="364"/>
  </office:meta>
</office:document-meta>
</file>